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left"/>
    </style:style>
    <style:style style:name="Table1.A" style:family="table-column">
      <style:table-column-properties style:column-width="1.939cm"/>
    </style:style>
    <style:style style:name="Table1.B" style:family="table-column">
      <style:table-column-properties style:column-width="2.353cm"/>
    </style:style>
    <style:style style:name="Table1.C" style:family="table-column">
      <style:table-column-properties style:column-width="2.367cm"/>
    </style:style>
    <style:style style:name="Table1.D" style:family="table-column">
      <style:table-column-properties style:column-width="3.087cm"/>
    </style:style>
    <style:style style:name="Table1.E" style:family="table-column">
      <style:table-column-properties style:column-width="1.711cm"/>
    </style:style>
    <style:style style:name="Table1.F" style:family="table-column">
      <style:table-column-properties style:column-width="3.962cm"/>
    </style:style>
    <style:style style:name="Table1.G" style:family="table-column">
      <style:table-column-properties style:column-width="1.58cm"/>
    </style:style>
    <style:style style:name="Table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G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G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Text_20_body" style:list-style-name="L1">
      <style:paragraph-properties fo:margin-top="0cm" fo:margin-bottom="0cm"/>
    </style:style>
    <style:style style:name="P2" style:family="paragraph" style:parent-style-name="Text_20_body" style:list-style-name="L1"/>
    <style:style style:name="P3" style:family="paragraph" style:parent-style-name="Text_20_body" style:list-style-name="L2">
      <style:paragraph-properties fo:margin-top="0cm" fo:margin-bottom="0cm"/>
    </style:style>
    <style:style style:name="P4" style:family="paragraph" style:parent-style-name="Text_20_body" style:list-style-name="L2"/>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1841 Census Index</text:h>
      <text:p text:style-name="Text_20_body">The index has been prepared by transcribing a summary of each High Street household. The index includes the following: </text:p>
      <text:list text:style-name="L1">
        <text:list-item>
          <text:p text:style-name="P1">surname of head of household </text:p>
        </text:list-item>
        <text:list-item>
          <text:p text:style-name="P1">forename of head of household </text:p>
        </text:list-item>
        <text:list-item>
          <text:p text:style-name="P1">occupation of head of household </text:p>
        </text:list-item>
        <text:list-item>
          <text:p text:style-name="P1">age of head of household has been extracted for some records; the ages of people aged under 15 should be recorded 'accurately'; people aged over 15 usually had their ages rounded down to the nearest 5 years, so a person aged 44 may have their age recorded as 40 </text:p>
        </text:list-item>
        <text:list-item>
          <text:p text:style-name="P1">number in household (including head); where (apparently) unrelated people are living in the same household these are summarised using abbreviations: </text:p>
          <text:list>
            <text:list-item>
              <text:p text:style-name="P1">FS: female servant </text:p>
            </text:list-item>
            <text:list-item>
              <text:p text:style-name="P1">MS: male servant </text:p>
            </text:list-item>
            <text:list-item>
              <text:p text:style-name="P1">Ap or App: apprentice </text:p>
            </text:list-item>
            <text:list-item>
              <text:p text:style-name="P1">J: journeyman (I think) </text:p>
            </text:list-item>
            <text:list-item>
              <text:p text:style-name="P1">Asst: assistant </text:p>
            </text:list-item>
          </text:list>
        </text:list-item>
        <text:list-item>
          <text:p text:style-name="P1">house number: houses were not numbered until 1876, but in 80% of cases the number can be worked out by referring to later census returns; if the number appears with a hyphen (eg 284-1) it suggests either a building existed in 1841 but was demolished between 1841 and 1876; or the house may be in an alley off the High Street and was recorded in 1841 as if part of the High Street; the section notes may help </text:p>
        </text:list-item>
        <text:list-item>
          <text:p text:style-name="P2">Section no.: this provides a link to any section notes available </text:p>
        </text:list-item>
      </text:list>
      <text:p text:style-name="Text_20_body">The census was written using pencil so parts are difficult to read. The High Street was split over nine enumeration districts, three for New Brentford (HO107/655) and six for Old Brentford (HO107/689).</text:p>
      <text:p text:style-name="Standard"/>
      <text:p text:style-name="Standard"/>
      <text:p text:style-name="Text_20_body">Surnames beginning: <text:a xlink:type="simple" xlink:href="http://www.bhsproject.co.uk/index41_intro.shtml#A">A</text:a>,<text:a xlink:type="simple" xlink:href="http://www.bhsproject.co.uk/index41_intro.shtml#B"> B</text:a>,<text:a xlink:type="simple" xlink:href="http://www.bhsproject.co.uk/index41_intro.shtml#C"> C</text:a>,<text:a xlink:type="simple" xlink:href="http://www.bhsproject.co.uk/index41_intro.shtml#D"> D</text:a>,<text:a xlink:type="simple" xlink:href="http://www.bhsproject.co.uk/index41_intro.shtml#E"> E</text:a>,<text:a xlink:type="simple" xlink:href="http://www.bhsproject.co.uk/index41_intro.shtml#F"> F</text:a>,<text:a xlink:type="simple" xlink:href="http://www.bhsproject.co.uk/index41_intro.shtml#G"> G</text:a>,<text:a xlink:type="simple" xlink:href="http://www.bhsproject.co.uk/index41_intro.shtml#H"> H</text:a>,<text:a xlink:type="simple" xlink:href="http://www.bhsproject.co.uk/index41_intro.shtml#I"> I</text:a>,<text:a xlink:type="simple" xlink:href="http://www.bhsproject.co.uk/index41_intro.shtml#I"> J</text:a>,<text:a xlink:type="simple" xlink:href="http://www.bhsproject.co.uk/index41_intro.shtml#K"> K</text:a>,<text:a xlink:type="simple" xlink:href="http://www.bhsproject.co.uk/index41_intro.shtml#L"> L</text:a>,<text:a xlink:type="simple" xlink:href="http://www.bhsproject.co.uk/index41_intro.shtml#M"> M</text:a>,<text:a xlink:type="simple" xlink:href="http://www.bhsproject.co.uk/index41_intro.shtml#N"> N</text:a>,<text:a xlink:type="simple" xlink:href="http://www.bhsproject.co.uk/index41_intro.shtml#O"> O</text:a>,<text:a xlink:type="simple" xlink:href="http://www.bhsproject.co.uk/index41_intro.shtml#P"> P</text:a>, Q, <text:a xlink:type="simple" xlink:href="http://www.bhsproject.co.uk/index41_intro.shtml#R">R </text:a>,<text:a xlink:type="simple" xlink:href="http://www.bhsproject.co.uk/index41_intro.shtml#S"> S</text:a>,<text:a xlink:type="simple" xlink:href="http://www.bhsproject.co.uk/index41_intro.shtml#T"> T</text:a>,<text:a xlink:type="simple" xlink:href="http://www.bhsproject.co.uk/index41_intro.shtml#U"> U</text:a>,<text:a xlink:type="simple" xlink:href="http://www.bhsproject.co.uk/index41_intro.shtml#U"> V</text:a>,<text:a xlink:type="simple" xlink:href="http://www.bhsproject.co.uk/index41_intro.shtml#U"> W</text:a>, X,<text:a xlink:type="simple" xlink:href="http://www.bhsproject.co.uk/index41_intro.shtml#Y"> Y</text:a>, Z</text:p>
      <text:h text:style-name="Heading_20_3" text:outline-level="3">1841 Census Index</text:h>
      <text:p text:style-name="Text_20_body">The index has been prepared by transcribing a summary of each High Street household. The index includes the following: </text:p>
      <text:list text:style-name="L2">
        <text:list-item>
          <text:p text:style-name="P3">surname of head of household </text:p>
        </text:list-item>
        <text:list-item>
          <text:p text:style-name="P3">forename of head of household </text:p>
        </text:list-item>
        <text:list-item>
          <text:p text:style-name="P3">occupation of head of household </text:p>
        </text:list-item>
        <text:list-item>
          <text:p text:style-name="P3">age of head of household has been extracted for some records; the ages of people aged under 15 should be recorded 'accurately'; people aged over 15 usually had their ages rounded down to the nearest 5 years, so a person aged 44 may have their age recorded as 40 </text:p>
        </text:list-item>
        <text:list-item>
          <text:p text:style-name="P3">number in household (including head); where (apparently) unrelated people are living in the same household these are summarised using abbreviations: </text:p>
          <text:list>
            <text:list-item>
              <text:p text:style-name="P3">FS: female servant </text:p>
            </text:list-item>
            <text:list-item>
              <text:p text:style-name="P3">MS: male servant </text:p>
            </text:list-item>
            <text:list-item>
              <text:p text:style-name="P3">Ap or App: apprentice </text:p>
            </text:list-item>
            <text:list-item>
              <text:p text:style-name="P3">J: journeyman (I think) </text:p>
            </text:list-item>
            <text:list-item>
              <text:p text:style-name="P3">Asst: assistant </text:p>
            </text:list-item>
          </text:list>
        </text:list-item>
        <text:list-item>
          <text:p text:style-name="P3">house number: houses were not numbered until 1876, but in 80% of cases the number can be worked out by referring to later census returns; if the number appears with a hyphen (eg 284-1) it suggests either a building existed in 1841 but was demolished between 1841 and 1876; or the house may be in an alley off the High Street and was recorded in 1841 as if part of the High Street; the section notes may help </text:p>
        </text:list-item>
        <text:list-item>
          <text:p text:style-name="P4">Section no.: this provides a link to any section notes available </text:p>
        </text:list-item>
      </text:list>
      <text:p text:style-name="Text_20_body">The census was written using pencil so parts are difficult to read. The High Street was split over nine enumeration districts, three for New Brentford (HO107/655) and six for Old Brentford (HO107/689).</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Table_20_Contents"><text:bookmark text:name="A"/>House Number </text:p>
          </table:table-cell>
          <table:table-cell table:style-name="Table1.A1" office:value-type="string">
            <text:p text:style-name="Table_20_Contents">Forename </text:p>
          </table:table-cell>
          <table:table-cell table:style-name="Table1.A1" office:value-type="string">
            <text:p text:style-name="Table_20_Contents">Surname </text:p>
          </table:table-cell>
          <table:table-cell table:style-name="Table1.A1" office:value-type="string">
            <text:p text:style-name="Table_20_Contents">Occupation </text:p>
          </table:table-cell>
          <table:table-cell table:style-name="Table1.A1" office:value-type="string">
            <text:p text:style-name="Table_20_Contents">Age of head </text:p>
          </table:table-cell>
          <table:table-cell table:style-name="Table1.A1" office:value-type="string">
            <text:p text:style-name="Table_20_Contents">No. in household </text:p>
          </table:table-cell>
          <table:table-cell table:style-name="Table1.G1" office:value-type="string">
            <text:p text:style-name="Table_20_Contents">Section </text:p>
          </table:table-cell>
        </table:table-row>
        <table:table-row>
          <table:table-cell table:style-name="Table1.A2" office:value-type="string">
            <text:p text:style-name="Table_20_Contents">411 </text:p>
          </table:table-cell>
          <table:table-cell table:style-name="Table1.A2" office:value-type="string">
            <text:p text:style-name="Table_20_Contents">Samuel </text:p>
          </table:table-cell>
          <table:table-cell table:style-name="Table1.A2" office:value-type="string">
            <text:p text:style-name="Table_20_Contents">Purnell </text:p>
          </table:table-cell>
          <table:table-cell table:style-name="Table1.A2" office:value-type="string">
            <text:p text:style-name="Table_20_Contents">baker </text:p>
          </table:table-cell>
          <table:table-cell table:style-name="Table1.A2" office:value-type="string">
            <text:p text:style-name="Table_20_Contents">25 </text:p>
          </table:table-cell>
          <table:table-cell table:style-name="Table1.A2" office:value-type="string">
            <text:p text:style-name="Table_20_Contents">4 incl 1 baker j </text:p>
          </table:table-cell>
          <table:table-cell table:style-name="Table1.G2" office:value-type="string">
            <text:p text:style-name="Table_20_Contents">33 <text:bookmark text:name="R"/></text:p>
          </table:table-cell>
        </table:table-row>
      </table:table>
      <text:p text:style-name="Standard"/>
      <text:p text:style-name="Standard"/>
      <text:h text:style-name="Heading_20_3" text:outline-level="3"><text:bookmark text:name="top"/>Properties - Introduction</text:h>
      <text:h text:style-name="Heading_20_2" text:outline-level="2">Numbering: 1 - 411</text:h>
      <text:p text:style-name="Text_20_body">The High Street was numbered in 1876 and, unusually, each side is numbered sequentially. The southern side has numbers 1 to 158, with 1 at the eastern end (towards Kew Bridge) and 158 at the western end, Brentford Bridge. The northern side is numbered from 159 (Brentford Bridge) through to 411 (the eastern end towards Kew Brid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0$Win32 OpenOffice.org_project/680m100$Build-8909</meta:generator>
    <meta:initial-creator>paul golder</meta:initial-creator>
    <meta:creation-date>2006-01-23T10:06:53</meta:creation-date>
    <dc:creator>paul golder</dc:creator>
    <dc:date>2006-01-23T10:17:43</dc:date>
    <dc:language>en-GB</dc:language>
    <meta:editing-cycles>2</meta:editing-cycles>
    <meta:editing-duration>PT10M58S</meta:editing-duration>
    <meta:user-defined meta:name="Info 1"/>
    <meta:user-defined meta:name="Info 2"/>
    <meta:user-defined meta:name="Info 3"/>
    <meta:user-defined meta:name="Info 4"/>
    <meta:document-statistic meta:table-count="1" meta:image-count="0" meta:object-count="0" meta:page-count="2" meta:paragraph-count="48" meta:word-count="605" meta:character-count="3419"/>
  </office:meta>
</office:document-meta>
</file>